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  <style:text-properties officeooo:rsid="0016464e" officeooo:paragraph-rsid="001b72f0"/>
    </style:style>
    <style:style style:name="P2" style:family="paragraph" style:parent-style-name="Heading_20_3">
      <style:text-properties officeooo:paragraph-rsid="001b72f0"/>
    </style:style>
    <style:style style:name="P3" style:family="paragraph" style:parent-style-name="Heading_20_4">
      <style:text-properties officeooo:paragraph-rsid="001b72f0"/>
    </style:style>
    <style:style style:name="P4" style:family="paragraph" style:parent-style-name="Horizontal_20_Line">
      <style:text-properties officeooo:paragraph-rsid="001b72f0"/>
    </style:style>
    <style:style style:name="P5" style:family="paragraph" style:parent-style-name="Standard">
      <style:paragraph-properties fo:text-align="center" style:justify-single-word="false"/>
      <style:text-properties officeooo:rsid="001b72f0" officeooo:paragraph-rsid="001b72f0"/>
    </style:style>
    <style:style style:name="P6" style:family="paragraph" style:parent-style-name="Standard">
      <style:paragraph-properties fo:text-align="start" style:justify-single-word="false"/>
      <style:text-properties officeooo:rsid="0016464e" officeooo:paragraph-rsid="001b72f0"/>
    </style:style>
    <style:style style:name="P7" style:family="paragraph" style:parent-style-name="Text_20_body" style:list-style-name="L1">
      <style:text-properties officeooo:paragraph-rsid="001b72f0"/>
    </style:style>
    <style:style style:name="P8" style:family="paragraph" style:parent-style-name="Text_20_body" style:list-style-name="L20">
      <style:paragraph-properties fo:margin-top="0cm" fo:margin-bottom="0cm" style:contextual-spacing="false"/>
      <style:text-properties officeooo:paragraph-rsid="001b72f0"/>
    </style:style>
    <style:style style:name="P9" style:family="paragraph" style:parent-style-name="Text_20_body" style:list-style-name="L20">
      <style:text-properties officeooo:paragraph-rsid="001b72f0"/>
    </style:style>
    <style:style style:name="P10" style:family="paragraph" style:parent-style-name="Text_20_body" style:list-style-name="L21">
      <style:paragraph-properties fo:margin-top="0cm" fo:margin-bottom="0cm" style:contextual-spacing="false"/>
      <style:text-properties officeooo:paragraph-rsid="001b72f0"/>
    </style:style>
    <style:style style:name="P11" style:family="paragraph" style:parent-style-name="Text_20_body" style:list-style-name="L21">
      <style:text-properties officeooo:paragraph-rsid="001b72f0"/>
    </style:style>
    <style:style style:name="P12" style:family="paragraph" style:parent-style-name="Text_20_body" style:list-style-name="L22">
      <style:paragraph-properties fo:margin-top="0cm" fo:margin-bottom="0cm" style:contextual-spacing="false"/>
      <style:text-properties officeooo:paragraph-rsid="001b72f0"/>
    </style:style>
    <style:style style:name="P13" style:family="paragraph" style:parent-style-name="Text_20_body" style:list-style-name="L22">
      <style:text-properties officeooo:paragraph-rsid="001b72f0"/>
    </style:style>
    <style:style style:name="P14" style:family="paragraph" style:parent-style-name="Text_20_body" style:list-style-name="L23">
      <style:text-properties officeooo:paragraph-rsid="001b72f0"/>
    </style:style>
    <style:style style:name="P15" style:family="paragraph" style:parent-style-name="Text_20_body" style:list-style-name="L24">
      <style:paragraph-properties fo:margin-top="0cm" fo:margin-bottom="0cm" style:contextual-spacing="false"/>
      <style:text-properties officeooo:paragraph-rsid="001b72f0"/>
    </style:style>
    <style:style style:name="P16" style:family="paragraph" style:parent-style-name="Text_20_body" style:list-style-name="L24">
      <style:text-properties officeooo:paragraph-rsid="001b72f0"/>
    </style:style>
    <style:style style:name="P17" style:family="paragraph" style:parent-style-name="Text_20_body" style:list-style-name="L25">
      <style:paragraph-properties fo:margin-top="0cm" fo:margin-bottom="0cm" style:contextual-spacing="false"/>
      <style:text-properties officeooo:paragraph-rsid="001b72f0"/>
    </style:style>
    <style:style style:name="P18" style:family="paragraph" style:parent-style-name="Text_20_body" style:list-style-name="L25">
      <style:text-properties officeooo:paragraph-rsid="001b72f0"/>
    </style:style>
    <style:style style:name="P19" style:family="paragraph" style:parent-style-name="Text_20_body" style:list-style-name="L26">
      <style:paragraph-properties fo:margin-top="0cm" fo:margin-bottom="0cm" style:contextual-spacing="false"/>
      <style:text-properties officeooo:paragraph-rsid="001b72f0"/>
    </style:style>
    <style:style style:name="P20" style:family="paragraph" style:parent-style-name="Text_20_body" style:list-style-name="L26">
      <style:text-properties officeooo:paragraph-rsid="001b72f0"/>
    </style:style>
    <style:style style:name="P21" style:family="paragraph" style:parent-style-name="Text_20_body" style:list-style-name="L27">
      <style:text-properties officeooo:paragraph-rsid="001b72f0"/>
    </style:style>
    <style:style style:name="P22" style:family="paragraph" style:parent-style-name="Text_20_body" style:list-style-name="L28">
      <style:text-properties officeooo:paragraph-rsid="001b72f0"/>
    </style:style>
    <style:style style:name="P23" style:family="paragraph" style:parent-style-name="Text_20_body" style:list-style-name="L29">
      <style:text-properties officeooo:paragraph-rsid="001b72f0"/>
    </style:style>
    <style:style style:name="P24" style:family="paragraph" style:parent-style-name="Text_20_body" style:list-style-name="L30">
      <style:paragraph-properties fo:margin-top="0cm" fo:margin-bottom="0cm" style:contextual-spacing="false"/>
      <style:text-properties officeooo:paragraph-rsid="001b72f0"/>
    </style:style>
    <style:style style:name="P25" style:family="paragraph" style:parent-style-name="Text_20_body" style:list-style-name="L30">
      <style:text-properties officeooo:paragraph-rsid="001b72f0"/>
    </style:style>
    <style:style style:name="P26" style:family="paragraph" style:parent-style-name="Text_20_body" style:list-style-name="L31">
      <style:paragraph-properties fo:margin-top="0cm" fo:margin-bottom="0cm" style:contextual-spacing="false"/>
      <style:text-properties officeooo:paragraph-rsid="001b72f0"/>
    </style:style>
    <style:style style:name="P27" style:family="paragraph" style:parent-style-name="Text_20_body" style:list-style-name="L31">
      <style:text-properties officeooo:paragraph-rsid="001b72f0"/>
    </style:style>
    <style:style style:name="P28" style:family="paragraph" style:parent-style-name="Text_20_body" style:list-style-name="L32">
      <style:text-properties officeooo:paragraph-rsid="001b72f0"/>
    </style:style>
    <style:style style:name="P29" style:family="paragraph" style:parent-style-name="Text_20_body" style:list-style-name="L33">
      <style:text-properties officeooo:paragraph-rsid="001b72f0"/>
    </style:style>
    <style:style style:name="P30" style:family="paragraph" style:parent-style-name="Text_20_body" style:list-style-name="L34">
      <style:paragraph-properties fo:margin-top="0cm" fo:margin-bottom="0cm" style:contextual-spacing="false"/>
      <style:text-properties officeooo:paragraph-rsid="001b72f0"/>
    </style:style>
    <style:style style:name="P31" style:family="paragraph" style:parent-style-name="Text_20_body" style:list-style-name="L34">
      <style:text-properties officeooo:paragraph-rsid="001b72f0"/>
    </style:style>
    <style:style style:name="P32" style:family="paragraph" style:parent-style-name="Text_20_body" style:list-style-name="L35">
      <style:paragraph-properties fo:margin-top="0cm" fo:margin-bottom="0cm" style:contextual-spacing="false"/>
      <style:text-properties officeooo:paragraph-rsid="001b72f0"/>
    </style:style>
    <style:style style:name="P33" style:family="paragraph" style:parent-style-name="Text_20_body" style:list-style-name="L35">
      <style:text-properties officeooo:paragraph-rsid="001b72f0"/>
    </style:style>
    <style:style style:name="P34" style:family="paragraph" style:parent-style-name="Text_20_body" style:list-style-name="L36">
      <style:paragraph-properties fo:margin-top="0cm" fo:margin-bottom="0cm" style:contextual-spacing="false"/>
      <style:text-properties officeooo:paragraph-rsid="001b72f0"/>
    </style:style>
    <style:style style:name="P35" style:family="paragraph" style:parent-style-name="Text_20_body" style:list-style-name="L36">
      <style:text-properties officeooo:paragraph-rsid="001b72f0"/>
    </style:style>
    <style:style style:name="P36" style:family="paragraph" style:parent-style-name="Text_20_body" style:list-style-name="L37">
      <style:text-properties officeooo:paragraph-rsid="001b72f0"/>
    </style:style>
    <style:style style:name="P37" style:family="paragraph" style:parent-style-name="Text_20_body">
      <style:text-properties officeooo:paragraph-rsid="001b72f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DMINISTRACION DE DISCOS WINDOWS</text:p>
      <text:p text:style-name="P5"/>
      <text:h text:style-name="P1" text:outline-level="3">1. <text:span text:style-name="Strong_20_Emphasis">Estado de la Unidad</text:span> (Health/Status)</text:h>
      <text:h text:style-name="P3" text:outline-level="4">En Windows 11:</text:h>
      <text:list text:style-name="L1">
        <text:list-item>
          <text:p text:style-name="P7"><text:span text:style-name="Strong_20_Emphasis">Herramienta</text:span>: <text:span text:style-name="Strong_20_Emphasis">Administrador de Discos</text:span> y <text:span text:style-name="Strong_20_Emphasis">Propiedades de la unidad</text:span>.</text:p>
        </text:list-item>
      </text:list>
      <text:h text:style-name="P3" text:outline-level="4">¿Cómo se accede?</text:h>
      <text:list text:style-name="L20">
        <text:list-item>
          <text:p text:style-name="P8">Abre el <text:span text:style-name="Strong_20_Emphasis">Explorador de Archivos</text:span>.</text:p>
        </text:list-item>
        <text:list-item>
          <text:p text:style-name="P8">Haz clic derecho en el <text:span text:style-name="Strong_20_Emphasis">disco</text:span> que deseas verificar y selecciona <text:span text:style-name="Strong_20_Emphasis">Propiedades</text:span>.</text:p>
        </text:list-item>
        <text:list-item>
          <text:p text:style-name="P9">Ve a la pestaña <text:span text:style-name="Strong_20_Emphasis">Herramientas</text:span> y selecciona <text:span text:style-name="Strong_20_Emphasis">Verificar unidad</text:span> para ver el estado del disco y corregir errores del sistema de archivos.</text:p>
        </text:list-item>
      </text:list>
      <text:p text:style-name="P37">Otra opción:</text:p>
      <text:list text:style-name="L21">
        <text:list-item>
          <text:p text:style-name="P10">Abre <text:span text:style-name="Strong_20_Emphasis">Administrador de Discos</text:span>:</text:p>
          <text:list>
            <text:list-item>
              <text:p text:style-name="P10">Haz clic derecho en el botón de <text:span text:style-name="Strong_20_Emphasis">Inicio</text:span> y selecciona <text:span text:style-name="Strong_20_Emphasis">Administración de Discos</text:span>.</text:p>
            </text:list-item>
            <text:list-item>
              <text:p text:style-name="P11">Desde allí, puedes ver información sobre el estado y el espacio disponible de cada unidad.</text:p>
            </text:list-item>
          </text:list>
        </text:list-item>
      </text:list>
      <text:h text:style-name="P3" text:outline-level="4">¿Qué permite hacer?</text:h>
      <text:list text:style-name="L22">
        <text:list-item>
          <text:p text:style-name="P12">Ver el estado de los discos, particiones y volúmenes.</text:p>
        </text:list-item>
        <text:list-item>
          <text:p text:style-name="P13">Permite verificar y corregir errores del sistema de archivos si hay problemas detectados en las unidades.</text:p>
        </text:list-item>
      </text:list>
      <text:p text:style-name="P4"/>
      <text:h text:style-name="P2" text:outline-level="3">2. <text:span text:style-name="Strong_20_Emphasis">Administración de Unidades (Cambiar Nombre, Particionar)</text:span></text:h>
      <text:h text:style-name="P3" text:outline-level="4">En Windows 11:</text:h>
      <text:list text:style-name="L23">
        <text:list-item>
          <text:p text:style-name="P14"><text:span text:style-name="Strong_20_Emphasis">Herramienta</text:span>: <text:span text:style-name="Strong_20_Emphasis">Administrador de Discos</text:span>.</text:p>
        </text:list-item>
      </text:list>
      <text:h text:style-name="P3" text:outline-level="4">¿Cómo se accede?</text:h>
      <text:list text:style-name="L24">
        <text:list-item>
          <text:p text:style-name="P15">Haz clic derecho en el botón de <text:span text:style-name="Strong_20_Emphasis">Inicio</text:span> y selecciona <text:span text:style-name="Strong_20_Emphasis">Administración de Discos</text:span>.</text:p>
        </text:list-item>
        <text:list-item>
          <text:p text:style-name="P16">Desde la ventana de Administración de Discos, puedes ver las particiones de todas las unidades conectadas.</text:p>
        </text:list-item>
      </text:list>
      <text:h text:style-name="P3" text:outline-level="4">¿Cómo cambiar el nombre o la letra de una unidad?</text:h>
      <text:list text:style-name="L25">
        <text:list-item>
          <text:p text:style-name="P17">En el <text:span text:style-name="Strong_20_Emphasis">Administrador de Discos</text:span>, haz clic derecho sobre la partición cuyo nombre o letra quieres cambiar.</text:p>
        </text:list-item>
        <text:list-item>
          <text:p text:style-name="P17">Selecciona <text:span text:style-name="Strong_20_Emphasis">Cambiar la letra y rutas de acceso de la unidad</text:span>.</text:p>
        </text:list-item>
        <text:list-item>
          <text:p text:style-name="P18">Haz clic en <text:span text:style-name="Strong_20_Emphasis">Cambiar</text:span> y elige una nueva letra o asigna una ruta.</text:p>
        </text:list-item>
      </text:list>
      <text:h text:style-name="P3" text:outline-level="4">¿Cómo crear o particionar una unidad?</text:h>
      <text:list text:style-name="L26">
        <text:list-item>
          <text:p text:style-name="P19">Si tienes espacio no asignado en el disco, haz clic derecho sobre él y selecciona <text:span text:style-name="Strong_20_Emphasis">Nuevo Volumen Simple</text:span> para crear una nueva partición.</text:p>
        </text:list-item>
        <text:list-item>
          <text:p text:style-name="P20">Sigue el asistente para asignar el tamaño, formato y la letra de la nueva partición.</text:p>
        </text:list-item>
      </text:list>
      <text:h text:style-name="P3" text:outline-level="4"><text:soft-page-break/>Ejemplo si tienes un solo disco:</text:h>
      <text:list text:style-name="L27">
        <text:list-item>
          <text:p text:style-name="P21">Si tu sistema tiene un solo disco, puedes redimensionar las particiones existentes o crear nuevas particiones si hay espacio libre. Por ejemplo, puedes redimensionar la partición principal de <text:span text:style-name="Strong_20_Emphasis">C:</text:span> y crear una nueva partición <text:span text:style-name="Strong_20_Emphasis">D:</text:span> usando el espacio no asignado.</text:p>
        </text:list-item>
      </text:list>
      <text:p text:style-name="P4"/>
      <text:h text:style-name="P2" text:outline-level="3">3. <text:span text:style-name="Strong_20_Emphasis">Arreglos de Discos (RAID)</text:span></text:h>
      <text:h text:style-name="P3" text:outline-level="4">En Windows 11:</text:h>
      <text:list text:style-name="L28">
        <text:list-item>
          <text:p text:style-name="P22"><text:span text:style-name="Strong_20_Emphasis">Herramienta</text:span>: <text:span text:style-name="Strong_20_Emphasis">Espacios de Almacenamiento</text:span> (Storage Spaces) y <text:span text:style-name="Strong_20_Emphasis">Administrador de Discos</text:span>.</text:p>
        </text:list-item>
      </text:list>
      <text:h text:style-name="P3" text:outline-level="4">¿Qué es RAID?</text:h>
      <text:list text:style-name="L29">
        <text:list-item>
          <text:p text:style-name="P23"><text:span text:style-name="Strong_20_Emphasis">RAID</text:span> (Redundant Array of Independent Disks) es una tecnología que combina varios discos para mejorar rendimiento, redundancia, o ambos.</text:p>
        </text:list-item>
      </text:list>
      <text:h text:style-name="P3" text:outline-level="4">Cómo acceder:</text:h>
      <text:list text:style-name="L30">
        <text:list-item>
          <text:p text:style-name="P24">Abre <text:span text:style-name="Strong_20_Emphasis">Configuración</text:span>.</text:p>
        </text:list-item>
        <text:list-item>
          <text:p text:style-name="P24">Ve a <text:span text:style-name="Strong_20_Emphasis">Sistema &gt; Almacenamiento</text:span>.</text:p>
        </text:list-item>
        <text:list-item>
          <text:p text:style-name="P25">Busca la opción de <text:span text:style-name="Strong_20_Emphasis">Espacios de Almacenamiento</text:span> o utiliza la búsqueda de Windows escribiendo "Espacios de Almacenamiento".</text:p>
        </text:list-item>
      </text:list>
      <text:h text:style-name="P3" text:outline-level="4">Cómo crear un arreglo de discos:</text:h>
      <text:list text:style-name="L31">
        <text:list-item>
          <text:p text:style-name="P26"><text:span text:style-name="Strong_20_Emphasis">Espacios de Almacenamiento</text:span> permite configurar diferentes niveles de RAID en Windows:</text:p>
          <text:list>
            <text:list-item>
              <text:p text:style-name="P26">Selecciona <text:span text:style-name="Strong_20_Emphasis">Crear un nuevo grupo de almacenamiento</text:span>.</text:p>
            </text:list-item>
            <text:list-item>
              <text:p text:style-name="P26">Añade los discos que quieres incluir en el arreglo.</text:p>
            </text:list-item>
            <text:list-item>
              <text:p text:style-name="P27">Selecciona el tipo de RAID (por ejemplo, espejo para RAID 1 o rendimiento para RAID 0).</text:p>
            </text:list-item>
          </text:list>
        </text:list-item>
      </text:list>
      <text:h text:style-name="P3" text:outline-level="4">Ejemplo:</text:h>
      <text:list text:style-name="L32">
        <text:list-item>
          <text:p text:style-name="P28">Si tienes dos discos y quieres crear un RAID 1 (espejo), puedes usar <text:span text:style-name="Strong_20_Emphasis">Espacios de Almacenamiento</text:span> para configurar un arreglo que almacene una copia idéntica de tus datos en ambos discos, protegiendo tu información en caso de falla de un disco.</text:p>
        </text:list-item>
      </text:list>
      <text:p text:style-name="P4"/>
      <text:h text:style-name="P2" text:outline-level="3">4. <text:span text:style-name="Strong_20_Emphasis">Optimización de Unidad (Desfragmentación)</text:span></text:h>
      <text:h text:style-name="P3" text:outline-level="4">En Windows 11:</text:h>
      <text:list text:style-name="L33">
        <text:list-item>
          <text:p text:style-name="P29"><text:span text:style-name="Strong_20_Emphasis">Herramienta</text:span>: <text:span text:style-name="Strong_20_Emphasis">Optimizar Unidades</text:span> (también conocida como Desfragmentador de Disco).</text:p>
        </text:list-item>
      </text:list>
      <text:h text:style-name="P3" text:outline-level="4">¿Cómo se accede?</text:h>
      <text:list text:style-name="L34">
        <text:list-item>
          <text:p text:style-name="P30">Abre el <text:span text:style-name="Strong_20_Emphasis">Explorador de Archivos</text:span>.</text:p>
        </text:list-item>
        <text:list-item>
          <text:p text:style-name="P30">Haz clic derecho en la unidad que deseas optimizar y selecciona <text:span text:style-name="Strong_20_Emphasis">Propiedades</text:span>.</text:p>
        </text:list-item>
        <text:list-item>
          <text:p text:style-name="P31">Ve a la pestaña <text:span text:style-name="Strong_20_Emphasis">Herramientas</text:span> y selecciona <text:span text:style-name="Strong_20_Emphasis">Optimizar</text:span>.</text:p>
        </text:list-item>
      </text:list>
      <text:p text:style-name="P37"><text:soft-page-break/>Otra opción:</text:p>
      <text:list text:style-name="L35">
        <text:list-item>
          <text:p text:style-name="P32">Usa la búsqueda de Windows y escribe <text:span text:style-name="Strong_20_Emphasis">Optimizar Unidades</text:span>.</text:p>
        </text:list-item>
        <text:list-item>
          <text:p text:style-name="P33">Desde la aplicación, selecciona el disco que deseas optimizar y haz clic en <text:span text:style-name="Strong_20_Emphasis">Optimizar</text:span> para desfragmentar las unidades HDD o realizar la optimización de unidades SSD.</text:p>
        </text:list-item>
      </text:list>
      <text:h text:style-name="P3" text:outline-level="4">¿Para qué se usa?</text:h>
      <text:list text:style-name="L36">
        <text:list-item>
          <text:p text:style-name="P34">En unidades <text:span text:style-name="Strong_20_Emphasis">HDD</text:span> (discos duros mecánicos), se usa para <text:span text:style-name="Strong_20_Emphasis">desfragmentar</text:span>, lo que organiza los archivos para mejorar el rendimiento.</text:p>
        </text:list-item>
        <text:list-item>
          <text:p text:style-name="P35">En unidades <text:span text:style-name="Strong_20_Emphasis">SSD</text:span>, la herramienta realiza una <text:span text:style-name="Strong_20_Emphasis">optimización</text:span> que ayuda a mejorar la eficiencia sin necesidad de desfragmentar, ya que los SSD no requieren ese proceso.</text:p>
        </text:list-item>
      </text:list>
      <text:h text:style-name="P3" text:outline-level="4">Ejemplo:</text:h>
      <text:list text:style-name="L37">
        <text:list-item>
          <text:p text:style-name="P36">Si tienes un disco duro mecánico (HDD), puedes usar esta herramienta regularmente para desfragmentar los archivos y mejorar el tiempo de acceso. Para SSDs, la herramienta se encarga de realizar ajustes internos para mantener el rendimiento del disco.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0T13:51:31.940000000</meta:creation-date>
    <dc:date>2024-09-10T13:52:35.165000000</dc:date>
    <meta:editing-duration>PT1M3S</meta:editing-duration>
    <meta:editing-cycles>1</meta:editing-cycles>
    <meta:document-statistic meta:table-count="0" meta:image-count="0" meta:object-count="0" meta:page-count="3" meta:paragraph-count="61" meta:word-count="677" meta:character-count="4088" meta:non-whitespace-character-count="3509"/>
    <meta:generator>LibreOffice/7.5.3.2$Windows_X86_64 LibreOffice_project/9f56dff12ba03b9acd7730a5a481eea045e468f3</meta:generator>
  </office:meta>
</office:document-meta>
</file>